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83">
      <style:graphic-properties draw:fill="none" draw:stroke="solid" svg:stroke-width="0.01389in" svg:stroke-color="#000000" svg:stroke-opacity="100%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0">
      <style:drawing-page-properties draw:fill="bitmap" draw:fill-image-name="a9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3">
      <style:drawing-page-properties draw:fill="bitmap" draw:fill-image-name="a15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96">
      <style:graphic-properties draw:fill="none" draw:stroke="solid" svg:stroke-width="0.01389in" svg:stroke-color="#000000" svg:stroke-opacity="100%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5">
      <style:drawing-page-properties draw:fill="bitmap" draw:fill-image-name="a12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5">
      <style:drawing-page-properties draw:fill="bitmap" draw:fill-image-name="a15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23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29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34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39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44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49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54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60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65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4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70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76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bitmap" draw:fill-image-name="a1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draw:fill="none" draw:stroke="solid" svg:stroke-width="0.01389in" svg:stroke-color="#000000" svg:stroke-opacity="100%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8">
      <style:drawing-page-properties draw:fill="bitmap" draw:fill-image-name="a11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81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3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draw:fill="none" draw:stroke="solid" svg:stroke-width="0.02083in" svg:stroke-color="#000000" draw:marker-end="a955" svg:stroke-opacity="100%" draw:stroke-linejoin="miter" svg:stroke-linecap="butt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9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draw:fill="none" draw:stroke="solid" svg:stroke-width="0.02083in" svg:stroke-color="#000000" draw:marker-end="a961" svg:stroke-opacity="100%" draw:stroke-linejoin="miter" svg:stroke-linecap="butt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5">
      <style:drawing-page-properties draw:fill="bitmap" draw:fill-image-name="a11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72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7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2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3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5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3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7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4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5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6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1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6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1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4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1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4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2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8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86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0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2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4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2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2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4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6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0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Segmented Virtual Memory</text:span><text:span text:style-name="a874" text:class-names=""/></text:p>
          </draw:text-box>
          <svg:title/>
          <svg:desc/>
        </draw:frame>
      </draw:page>
      <draw:page draw:name="Slide106" draw:style-name="a878" draw:master-page-name="Master1-Layout2-obj-Title-and-Content" presentation:presentation-page-layout-name="Master1-PPL2" draw:id="Slide-361">
        <draw:frame draw:id="id86" presentation:style-name="a882" draw:name="Title 3" svg:x="0.40551in" svg:y="0.29948in" svg:width="9.18898in" svg:height="1.08724in" presentation:class="title" presentation:placeholder="false">
          <draw:text-box>
            <text:p text:style-name="a881" text:class-names="" text:cond-style-name=""><text:span text:style-name="a879" text:class-names="">Memory-mapping Unit (MMU)</text:span><text:span text:style-name="a880" text:class-names=""/></text:p>
          </draw:text-box>
          <svg:title/>
          <svg:desc/>
        </draw:frame>
        <draw:frame draw:id="id87" presentation:style-name="a947" draw:name="Content Placeholder 4" svg:x="0.40551in" svg:y="1.4974in" svg:width="9.18898in" svg:height="3.15885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MMU is a piece of hardware</text:span></text:p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Translate virtual addresses to physical addresses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889" text:class-names="">Only</text:span><text:span text:style-name="a890" text:class-names=""><text:s text:c="1"/></text:span><text:span text:style-name="a891" text:class-names="">configurable</text:span><text:span text:style-name="a892" text:class-names=""><text:s text:c="1"/></text:span><text:span text:style-name="a893" text:class-names="">by</text:span><text:span text:style-name="a894" text:class-names=""><text:s text:c="1"/></text:span><text:span text:style-name="a895" text:class-names="">a</text:span><text:span text:style-name="a896" text:class-names=""><text:s text:c="1"/></text:span><text:span text:style-name="a897" text:class-names="">privileged</text:span><text:span text:style-name="a898" text:class-names=""><text:s text:c="1"/></text:span><text:span text:style-name="a899" text:class-names="">process</text:span><text:span text:style-name="a900" text:class-names=""><text:s text:c="1"/></text:span><text:span text:style-name="a901" text:class-names="">(</text:span><text:span text:style-name="a902" text:class-names="">i.e.</text:span><text:span text:style-name="a903" text:class-names=""><text:s text:c="1"/>the kernel)</text:span></text:p>
                  </text:list-item>
                </text:list>
              </text:list-item>
            </text:list>
            <text:list text:style-name="a919">
              <text:list-item>
                <text:p text:style-name="a918" text:class-names="" text:cond-style-name=""><text:span text:style-name="a906" text:class-names="">Virtual</text:span><text:span text:style-name="a907" text:class-names=""><text:s text:c="1"/></text:span><text:span text:style-name="a908" text:class-names="">addresses</text:span><text:span text:style-name="a909" text:class-names=""><text:s text:c="1"/></text:span><text:span text:style-name="a910" text:class-names="">are</text:span><text:span text:style-name="a911" text:class-names=""><text:s text:c="1"/></text:span><text:span text:style-name="a912" text:class-names="">what</text:span><text:span text:style-name="a913" text:class-names=""><text:s text:c="1"/></text:span><text:span text:style-name="a914" text:class-names="">a process</text:span><text:span text:style-name="a915" text:class-names=""><text:s text:c="1"/></text:span><text:span text:style-name="a916" text:class-names="">uses</text:span><text:span text:style-name="a917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Physical addresses is what the CPU present to the RAM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// code in process</text:span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s</text:span><text:span text:style-name="a933" text:class-names="">ub t1, a0, a1</text:span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a</text:span><text:span text:style-name="a937" text:class-names="">dd t0, t1, t2</text:span></text:p>
              </text:list-item>
            </text:list>
            <text:list text:style-name="a943">
              <text:list-item>
                <text:p text:style-name="a942" text:class-names="" text:cond-style-name=""><text:span text:style-name="a940" text:class-names="">lw</text:span><text:span text:style-name="a941" text:class-names=""><text:s text:c="1"/>t4; 16(t0)</text:span></text:p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width="0.34091in" svg:height="0.43561in" draw:id="id88" draw:style-name="a950" draw:transform="translate(-0.17045in -0.2178in) rotate(-4.71239) translate(1.16477in 4.55303in)" draw:name="Left Brace 5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87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3.25379in" svg:y="4.28598in" svg:width="1.03788in" svg:height="0.875in" draw:id="id89" draw:style-name="a954" draw:name="Flowchart: Summing Junction 6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path-stretchpoint-x="21600" draw:path-stretchpoint-y="21600" draw:type="non-primitive" svg:viewBox="0 0 21600 21600" draw:enhanced-path="S M ?f2 ?f8 A ?f65 ?f66 ?f67 ?f68 ?f2 ?f8 ?f62 ?f64  W ?f69 ?f70 ?f71 ?f72 ?f2 ?f8 ?f62 ?f64 Z N F M ?f22 ?f24 L ?f23 ?f25 M ?f23 ?f24 L ?f22 ?f25 N F 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.16856in" svg:y1="4.72348in" draw:start-shape="id88" draw:start-glue-point="5" svg:x2="3.25379in" svg:y2="4.72348in" draw:id="id90" draw:style-name="a956" draw:name="Straight Arrow Connector 12">
          <svg:title/>
          <svg:desc/>
        </draw:connector>
        <draw:custom-shape svg:x="6.76515in" svg:y="3.10606in" svg:width="1.70076in" svg:height="2.125in" draw:id="id91" draw:style-name="a960" draw:name="Rectangle: Single Corner Snipped 13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onnector draw:type="line" svg:x1="4.29167in" svg:y1="4.72348in" draw:start-shape="id89" draw:start-glue-point="1" svg:x2="6.76515in" svg:y2="4.72348in" draw:id="id92" draw:style-name="a962" draw:name="Straight Arrow Connector 15">
          <svg:title/>
          <svg:desc/>
        </draw:connector>
        <draw:frame draw:id="id93" draw:style-name="a966" draw:name="TextBox 16" svg:x="3.37548in" svg:y="3.81534in" svg:width="0.79449in" svg:height="0.40391in">
          <draw:text-box>
            <text:p text:style-name="a965" text:class-names="" text:cond-style-name=""><text:span text:style-name="a963" text:class-names="">MMU</text:span><text:span text:style-name="a964" text:class-names=""/></text:p>
          </draw:text-box>
          <svg:title/>
          <svg:desc/>
        </draw:frame>
        <draw:frame draw:id="id94" draw:style-name="a970" draw:name="TextBox 17" svg:x="5.89063in" svg:y="3.10441in" svg:width="0.69982in" svg:height="0.40391in">
          <draw:text-box>
            <text:p text:style-name="a969" text:class-names="" text:cond-style-name=""><text:span text:style-name="a967" text:class-names="">RAM</text:span><text:span text:style-name="a968" text:class-names=""/></text:p>
          </draw:text-box>
          <svg:title/>
          <svg:desc/>
        </draw:frame>
        <draw:frame draw:id="id95" draw:style-name="a976" draw:name="TextBox 18" svg:x="2.14389in" svg:y="4.28598in" svg:width="1.18192in" svg:height="0.47122in">
          <draw:text-box>
            <text:p text:style-name="a972" text:class-names="" text:cond-style-name=""><text:span text:style-name="a971" text:class-names="">Virtual address:</text:span></text:p>
            <text:p text:style-name="a975" text:class-names="" text:cond-style-name=""><text:span text:style-name="a973" text:class-names="">0x234FED</text:span><text:span text:style-name="a974" text:class-names=""/></text:p>
          </draw:text-box>
          <svg:title/>
          <svg:desc/>
        </draw:frame>
        <draw:frame draw:id="id96" draw:style-name="a982" draw:name="TextBox 19" svg:x="4.40904in" svg:y="4.25226in" svg:width="1.26256in" svg:height="0.47122in">
          <draw:text-box>
            <text:p text:style-name="a978" text:class-names="" text:cond-style-name=""><text:span text:style-name="a977" text:class-names="">Physical address:</text:span></text:p>
            <text:p text:style-name="a981" text:class-names="" text:cond-style-name=""><text:span text:style-name="a979" text:class-names="">0x754EED</text:span><text:span text:style-name="a980" text:class-names=""/></text:p>
          </draw:text-box>
          <svg:title/>
          <svg:desc/>
        </draw:frame>
        <presentation:notes draw:style-name="a988">
          <draw:page-thumbnail draw:page-number="3" svg:x="0.75in" svg:y="1.25in" svg:width="6in" svg:height="3.375in" presentation:class="page" draw:id="id97" presentation:style-name="a983" draw:name="Slide Image Placeholder 1">
            <svg:title/>
            <svg:desc/>
          </draw:page-thumbnail>
          <draw:frame draw:id="id98" presentation:style-name="a98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9" draw:style-name="a987" draw:name="Slide Number Placeholder 3" svg:x="4.24826in" svg:y="9.49826in" svg:width="3.25in" svg:height="0.50174in">
            <draw:text-box>
              <text:p text:style-name="a986" text:class-names="" text:cond-style-name=""><text:span text:style-name="a98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7" draw:style-name="a990" draw:master-page-name="Master1-Layout8-twoObj-Two-Content" presentation:presentation-page-layout-name="Master1-PPL8" draw:id="Slide-362">
        <draw:frame draw:id="id100" presentation:style-name="a994" draw:name="Title 1" svg:x="0.40551in" svg:y="0.29948in" svg:width="9.18898in" svg:height="1.08724in" presentation:class="title" presentation:placeholder="false">
          <draw:text-box>
            <text:p text:style-name="a993" text:class-names="" text:cond-style-name=""><text:span text:style-name="a991" text:class-names="">Early attempt: base + bound</text:span><text:span text:style-name="a992" text:class-names=""/></text:p>
          </draw:text-box>
          <svg:title/>
          <svg:desc/>
        </draw:frame>
        <draw:frame draw:id="id101" presentation:style-name="a1047" draw:name="Content Placeholder 3" svg:x="0.40551in" svg:y="1.4974in" svg:width="4.53199in" svg:height="3.15885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Associate virtual address with base and bound register</text:span></text:p>
              </text:list-item>
            </text:list>
            <text:list text:style-name="a1014">
              <text:list-item>
                <text:p text:style-name="a1013" text:class-names="" text:cond-style-name=""><text:span text:style-name="a998" text:class-names="">Base:</text:span><text:span text:style-name="a999" text:class-names=""><text:s text:c="1"/></text:span><text:span text:style-name="a1000" text:class-names="">where</text:span><text:span text:style-name="a1001" text:class-names=""><text:s text:c="1"/></text:span><text:span text:style-name="a1002" text:class-names="">the</text:span><text:span text:style-name="a1003" text:class-names=""><text:s text:c="1"/></text:span><text:span text:style-name="a1004" text:class-names="">physical</text:span><text:span text:style-name="a1005" text:class-names=""><text:s text:c="1"/></text:span><text:span text:style-name="a1006" text:class-names="">address</text:span><text:span text:style-name="a1007" text:class-names=""><text:s text:c="1"/></text:span><text:span text:style-name="a1008" text:class-names="">space</text:span><text:span text:style-name="a1009" text:class-names=""><text:s text:c="1"/></text:span><text:span text:style-name="a1010" text:class-names="">star</text:span><text:span text:style-name="a1011" text:class-names="">t</text:span><text:span text:style-name="a1012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5" text:class-names="">Bound</text:span><text:span text:style-name="a1016" text:class-names="">: the length of the address space (both virtual and physical)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19" text:class-names="">MMU</text:span><text:span text:style-name="a1020" text:class-names=""><text:s text:c="1"/></text:span><text:span text:style-name="a1021" text:class-names="">formula:</text:span><text:span text:style-name="a1022" text:class-names=""/></text:p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5" text:class-names="">if (</text:span><text:span text:style-name="a1026" text:class-names="">virtual_add</text:span><text:span text:style-name="a1027" text:class-names=""><text:s text:c="1"/>&gt; bound)</text:span></text:p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0" text:class-names=""><text:tab/></text:span><text:span text:style-name="a1031" text:class-names="">error()</text:span><text:span text:style-name="a1032" text:class-names=""/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5" text:class-names="">else</text:span><text:span text:style-name="a1036" text:class-names=""/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39" text:class-names=""><text:tab/></text:span><text:span text:style-name="a1040" text:class-names="">physical_add</text:span><text:span text:style-name="a1041" text:class-names=""><text:s text:c="1"/>=<text:s text:c="1"/></text:span><text:span text:style-name="a1042" text:class-names="">virtual_add</text:span><text:span text:style-name="a1043" text:class-names=""><text:s text:c="1"/>+ base<text:s text:c="1"/></text:span><text:span text:style-name="a104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5.43561in" svg:y="1.66288in" svg:width="1in" svg:height="1.25379in" draw:id="id102" draw:style-name="a1051" draw:name="Rectangle 5">
          <svg:title/>
          <svg:desc/>
          <text:p text:style-name="a1050" text:class-names="" text:cond-style-name=""><text:span text:style-name="a1048" text:class-names="">Virtual address space 1</text:span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3561in" svg:y="3.25in" svg:width="1in" svg:height="1in" draw:id="id103" draw:style-name="a1055" draw:name="Rectangle 6">
          <svg:title/>
          <svg:desc/>
          <text:p text:style-name="a1054" text:class-names="" text:cond-style-name=""><text:span text:style-name="a1052" text:class-names="">Virtual address space 2</text:span><text:span text:style-name="a10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5758in" svg:y="1.32455in" svg:width="1in" svg:height="3.50456in" draw:id="id104" draw:style-name="a1058" draw:name="Rectangle: Single Corner Snipped 7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7.25758in" svg:y="3.37879in" svg:width="1in" svg:height="1in" draw:id="id105" draw:style-name="a1061" draw:name="Rectangle 8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1065" draw:name="TextBox 10" svg:x="8.36742in" svg:y="4.62715in" svg:width="0.32993in" svg:height="0.40391in">
          <draw:text-box>
            <text:p text:style-name="a1064" text:class-names="" text:cond-style-name=""><text:span text:style-name="a1062" text:class-names="">0</text:span><text:span text:style-name="a1063" text:class-names=""/></text:p>
          </draw:text-box>
          <svg:title/>
          <svg:desc/>
        </draw:frame>
        <draw:frame draw:id="id107" draw:style-name="a1069" draw:name="TextBox 11" svg:x="8.36742in" svg:y="4.13138in" svg:width="0.32292in" svg:height="0.40391in">
          <draw:text-box>
            <text:p text:style-name="a1068" text:class-names="" text:cond-style-name=""><text:span text:style-name="a1066" text:class-names="">a</text:span><text:span text:style-name="a1067" text:class-names=""/></text:p>
          </draw:text-box>
          <svg:title/>
          <svg:desc/>
        </draw:frame>
        <draw:custom-shape svg:x="7.25758in" svg:y="1.75586in" svg:width="1in" svg:height="1.25379in" draw:id="id108" draw:style-name="a1072" draw:name="Rectangle 12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1076" draw:name="TextBox 13" svg:x="8.36742in" svg:y="3.17683in" svg:width="0.33519in" svg:height="0.40391in">
          <draw:text-box>
            <text:p text:style-name="a1075" text:class-names="" text:cond-style-name=""><text:span text:style-name="a1073" text:class-names="">b</text:span><text:span text:style-name="a1074" text:class-names=""/></text:p>
          </draw:text-box>
          <svg:title/>
          <svg:desc/>
        </draw:frame>
        <draw:frame draw:id="id110" draw:style-name="a1080" draw:name="TextBox 14" svg:x="8.35515in" svg:y="2.77293in" svg:width="0.30889in" svg:height="0.40391in">
          <draw:text-box>
            <text:p text:style-name="a1079" text:class-names="" text:cond-style-name=""><text:span text:style-name="a1077" text:class-names="">c</text:span><text:span text:style-name="a1078" text:class-names=""/></text:p>
          </draw:text-box>
          <svg:title/>
          <svg:desc/>
        </draw:frame>
        <draw:frame draw:id="id111" draw:style-name="a1084" draw:name="TextBox 15" svg:x="8.35515in" svg:y="1.55391in" svg:width="0.33519in" svg:height="0.40391in">
          <draw:text-box>
            <text:p text:style-name="a1083" text:class-names="" text:cond-style-name=""><text:span text:style-name="a1081" text:class-names="">d</text:span><text:span text:style-name="a1082" text:class-names=""/></text:p>
          </draw:text-box>
          <svg:title/>
          <svg:desc/>
        </draw:frame>
        <draw:frame draw:id="id112" draw:style-name="a1088" draw:name="TextBox 16" svg:x="4.82847in" svg:y="4.37879in" svg:width="0.68405in" svg:height="0.40391in">
          <draw:text-box>
            <text:p text:style-name="a1087" text:class-names="" text:cond-style-name=""><text:span text:style-name="a1085" text:class-names="">Base</text:span><text:span text:style-name="a1086" text:class-names=""/></text:p>
          </draw:text-box>
          <svg:title/>
          <svg:desc/>
        </draw:frame>
        <draw:frame draw:id="id113" draw:style-name="a1092" draw:name="TextBox 17" svg:x="5.73468in" svg:y="4.37879in" svg:width="0.87162in" svg:height="0.40391in">
          <draw:text-box>
            <text:p text:style-name="a1091" text:class-names="" text:cond-style-name=""><text:span text:style-name="a1089" text:class-names="">Bound</text:span><text:span text:style-name="a1090" text:class-names=""/></text:p>
          </draw:text-box>
          <svg:title/>
          <svg:desc/>
        </draw:frame>
        <draw:custom-shape svg:x="4.67049in" svg:y="4.70958in" svg:width="1in" svg:height="0.22667in" draw:id="id114" draw:style-name="a1096" draw:name="Rectangle 18">
          <svg:title/>
          <svg:desc/>
          <text:p text:style-name="a1095" text:class-names="" text:cond-style-name=""><text:span text:style-name="a1093" text:class-names="">a</text:span><text:span text:style-name="a10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7049in" svg:y="4.70802in" svg:width="1in" svg:height="0.22667in" draw:id="id115" draw:style-name="a1101" draw:name="Rectangle 19">
          <svg:title/>
          <svg:desc/>
          <text:p text:style-name="a1100" text:class-names="" text:cond-style-name=""><text:span text:style-name="a1097" text:class-names="">b</text:span><text:span text:style-name="a1098" text:class-names="">-a</text:span><text:span text:style-name="a10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7049in" svg:y="4.93241in" svg:width="1in" svg:height="0.22667in" draw:id="id116" draw:style-name="a1105" draw:name="Rectangle 20">
          <svg:title/>
          <svg:desc/>
          <text:p text:style-name="a1104" text:class-names="" text:cond-style-name=""><text:span text:style-name="a1102" text:class-names="">c</text:span><text:span text:style-name="a1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7049in" svg:y="4.93241in" svg:width="1in" svg:height="0.22667in" draw:id="id117" draw:style-name="a1110" draw:name="Rectangle 21">
          <svg:title/>
          <svg:desc/>
          <text:p text:style-name="a1109" text:class-names="" text:cond-style-name=""><text:span text:style-name="a1106" text:class-names="">d</text:span><text:span text:style-name="a1107" text:class-names="">-c</text:span><text:span text:style-name="a1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16">
          <draw:page-thumbnail draw:page-number="4" svg:x="0.75in" svg:y="1.25in" svg:width="6in" svg:height="3.375in" presentation:class="page" draw:id="id118" presentation:style-name="a1111" draw:name="Slide Image Placeholder 1">
            <svg:title/>
            <svg:desc/>
          </draw:page-thumbnail>
          <draw:frame draw:id="id119" presentation:style-name="a111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0" draw:style-name="a1115" draw:name="Slide Number Placeholder 3" svg:x="4.24826in" svg:y="9.49826in" svg:width="3.25in" svg:height="0.50174in">
            <draw:text-box>
              <text:p text:style-name="a1114" text:class-names="" text:cond-style-name=""><text:span text:style-name="a11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8" draw:style-name="a1118" draw:master-page-name="Master1-Layout8-twoObj-Two-Content" presentation:presentation-page-layout-name="Master1-PPL8" draw:id="Slide-363">
        <draw:frame draw:id="id121" presentation:style-name="a1122" draw:name="Title 1" svg:x="0.40551in" svg:y="0.29948in" svg:width="9.18898in" svg:height="1.08724in" presentation:class="title" presentation:placeholder="false">
          <draw:text-box>
            <text:p text:style-name="a1121" text:class-names="" text:cond-style-name=""><text:span text:style-name="a1119" text:class-names="">Base + Bound pros and cons</text:span><text:span text:style-name="a1120" text:class-names=""/></text:p>
          </draw:text-box>
          <svg:title/>
          <svg:desc/>
        </draw:frame>
        <draw:frame draw:id="id122" presentation:style-name="a1157" draw:name="Content Placeholder 2" svg:x="0.40551in" svg:y="1.4974in" svg:width="4.53199in" svg:height="3.15885in" presentation:class="outline" presentation:placeholder="false">
          <draw:text-box>
            <text:list text:style-name="a1125">
              <text:list-item>
                <text:p text:style-name="a1124" text:class-names="" text:cond-style-name=""><text:span text:style-name="a1123" text:class-names="">Allow each virtual address space to be of different size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26" text:class-names="">Allow</text:span><text:span text:style-name="a1127" text:class-names=""><text:s text:c="1"/></text:span><text:span text:style-name="a1128" text:class-names="">each</text:span><text:span text:style-name="a1129" text:class-names=""><text:s text:c="1"/></text:span><text:span text:style-name="a1130" text:class-names="">virtual</text:span><text:span text:style-name="a1131" text:class-names=""><text:s text:c="1"/></text:span><text:span text:style-name="a1132" text:class-names="">address</text:span><text:span text:style-name="a1133" text:class-names=""><text:s text:c="1"/></text:span><text:span text:style-name="a1134" text:class-names="">space</text:span><text:span text:style-name="a1135" text:class-names=""><text:s text:c="1"/></text:span><text:span text:style-name="a1136" text:class-names="">to</text:span><text:span text:style-name="a1137" text:class-names=""><text:s text:c="1"/></text:span><text:span text:style-name="a1138" text:class-names="">be</text:span><text:span text:style-name="a1139" text:class-names=""><text:s text:c="1"/></text:span><text:span text:style-name="a1140" text:class-names="">mapped into any physical RAM of sufficient size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43" text:class-names="">Straightforward</text:span><text:span text:style-name="a1144" text:class-names=""><text:s text:c="1"/></text:span><text:span text:style-name="a1145" text:class-names="">isolation:</text:span><text:span text:style-name="a1146" text:class-names=""><text:s text:c="1"/></text:span><text:span text:style-name="a1147" text:class-names="">just</text:span><text:span text:style-name="a1148" text:class-names=""><text:s text:c="1"/></text:span><text:span text:style-name="a1149" text:class-names="">ensure</text:span><text:span text:style-name="a1150" text:class-names=""><text:s text:c="1"/></text:span><text:span text:style-name="a1151" text:class-names="">no</text:span><text:span text:style-name="a1152" text:class-names=""><text:s text:c="1"/></text:span><text:span text:style-name="a1153" text:class-names="">overlap!</text:span><text:span text:style-name="a1154" text:class-names=""/></text:p>
              </text:list-item>
            </text:list>
          </draw:text-box>
          <svg:title/>
          <svg:desc/>
        </draw:frame>
        <draw:frame draw:id="id123" presentation:style-name="a1193" draw:name="Content Placeholder 3" svg:x="5.0625in" svg:y="1.4974in" svg:width="4.53199in" svg:height="3.15885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58" text:class-names="">Waste physical memory if the virtual address space is not fully used (</text:span><text:span text:style-name="a1159" text:class-names="">i.e.</text:span><text:span text:style-name="a1160" text:class-names=""><text:s text:c="1"/>hole between stack and heap)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3" text:class-names="">Same privilege everywhere read/write/execute</text:span><text:span text:style-name="a1164" text:class-names=""/></text:p>
              </text:list-item>
            </text:list>
            <text:list text:style-name="a1192">
              <text:list-item>
                <text:p text:style-name="a1191" text:class-names="" text:cond-style-name=""><text:span text:style-name="a1167" text:class-names="">Sharing memory can only happen by overlapping top and bottom of</text:span><text:span text:style-name="a1168" text:class-names=""><text:s text:c="1"/></text:span><text:span text:style-name="a1169" text:class-names="">two</text:span><text:span text:style-name="a1170" text:class-names=""><text:s text:c="1"/></text:span><text:span text:style-name="a1171" text:class-names="">spaces</text:span><text:span text:style-name="a1172" text:class-names=""><text:s text:c="1"/></text:span><text:span text:style-name="a1173" text:class-names="">(if</text:span><text:span text:style-name="a1174" text:class-names=""><text:s text:c="1"/></text:span><text:span text:style-name="a1175" text:class-names="">need</text:span><text:span text:style-name="a1176" text:class-names=""><text:s text:c="1"/></text:span><text:span text:style-name="a1177" text:class-names="">to</text:span><text:span text:style-name="a1178" text:class-names=""><text:s text:c="1"/></text:span><text:span text:style-name="a1179" text:class-names="">be</text:span><text:span text:style-name="a1180" text:class-names=""><text:s text:c="1"/></text:span><text:span text:style-name="a1181" text:class-names="">shared</text:span><text:span text:style-name="a1182" text:class-names=""><text:s text:c="1"/></text:span><text:span text:style-name="a1183" text:class-names="">by</text:span><text:span text:style-name="a1184" text:class-names=""><text:s text:c="1"/></text:span><text:span text:style-name="a1185" text:class-names="">more</text:span><text:span text:style-name="a1186" text:class-names=""><text:s text:c="1"/></text:span><text:span text:style-name="a1187" text:class-names="">than</text:span><text:span text:style-name="a1188" text:class-names=""><text:s text:c="1"/></text:span><text:span text:style-name="a1189" text:class-names="">2?)</text:span><text:span text:style-name="a1190" text:class-names=""/></text:p>
              </text:list-item>
            </text:list>
          </draw:text-box>
          <svg:title/>
          <svg:desc/>
        </draw:frame>
      </draw:page>
      <draw:page draw:name="Slide109" draw:style-name="a1195" draw:master-page-name="Master1-Layout2-obj-Title-and-Content" presentation:presentation-page-layout-name="Master1-PPL2" draw:id="Slide-364">
        <draw:frame draw:id="id124" presentation:style-name="a1199" draw:name="Title 4" svg:x="0.40551in" svg:y="0.29948in" svg:width="9.18898in" svg:height="1.08724in" presentation:class="title" presentation:placeholder="false">
          <draw:text-box>
            <text:p text:style-name="a1198" text:class-names="" text:cond-style-name=""><text:span text:style-name="a1196" text:class-names="">Segmentation</text:span><text:span text:style-name="a1197" text:class-names=""/></text:p>
          </draw:text-box>
          <svg:title/>
          <svg:desc/>
        </draw:frame>
        <draw:frame draw:id="id125" presentation:style-name="a1283" draw:name="Content Placeholder 5" svg:x="0.40551in" svg:y="1.4974in" svg:width="9.18898in" svg:height="3.15885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0" text:class-names="">A single address space has multiple logical<text:s text:c="1"/></text:span><text:span text:style-name="a1201" text:class-names="">segement</text:span><text:span text:style-name="a1202" text:class-names=""/></text:p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05" text:class-names="">Code:</text:span><text:span text:style-name="a1206" text:class-names=""><text:s text:c="1"/></text:span><text:span text:style-name="a1207" text:class-names="">read/execute,</text:span><text:span text:style-name="a1208" text:class-names=""><text:s text:c="1"/></text:span><text:span text:style-name="a1209" text:class-names="">fixed</text:span><text:span text:style-name="a1210" text:class-names=""><text:s text:c="1"/></text:span><text:span text:style-name="a1211" text:class-names="">size</text:span></text:p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p text:style-name="a1224" text:class-names="" text:cond-style-name=""><text:span text:style-name="a1214" text:class-names="">Static</text:span><text:span text:style-name="a1215" text:class-names=""><text:s text:c="1"/></text:span><text:span text:style-name="a1216" text:class-names="">data:</text:span><text:span text:style-name="a1217" text:class-names=""><text:s text:c="1"/></text:span><text:span text:style-name="a1218" text:class-names="">read/write,</text:span><text:span text:style-name="a1219" text:class-names=""><text:s text:c="1"/></text:span><text:span text:style-name="a1220" text:class-names="">fixed</text:span><text:span text:style-name="a1221" text:class-names=""><text:s text:c="1"/></text:span><text:span text:style-name="a1222" text:class-names="">size</text:span><text:span text:style-name="a1223" text:class-names=""/></text:p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p text:style-name="a1227" text:class-names="" text:cond-style-name=""><text:span text:style-name="a1226" text:class-names="">Heap: read/write, dynamic size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29" text:class-names="">Stack:</text:span><text:span text:style-name="a1230" text:class-names=""><text:s text:c="1"/></text:span><text:span text:style-name="a1231" text:class-names="">read/write,</text:span><text:span text:style-name="a1232" text:class-names=""><text:s text:c="1"/></text:span><text:span text:style-name="a1233" text:class-names="">dynamic</text:span><text:span text:style-name="a1234" text:class-names=""><text:s text:c="1"/></text:span><text:span text:style-name="a1235" text:class-names="">size</text:span><text:span text:style-name="a1236" text:class-names=""/></text:p>
                  </text:list-item>
                </text:list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Each segment is associated with privilege + base + bound</text:span></text:p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42" text:class-names="">At</text:span><text:span text:style-name="a1243" text:class-names=""><text:s text:c="1"/></text:span><text:span text:style-name="a1244" text:class-names="">a</text:span><text:span text:style-name="a1245" text:class-names=""><text:s text:c="1"/></text:span><text:span text:style-name="a1246" text:class-names="">given</text:span><text:span text:style-name="a1247" text:class-names=""><text:s text:c="1"/></text:span><text:span text:style-name="a1248" text:class-names="">time</text:span><text:span text:style-name="a1249" text:class-names=""><text:s text:c="1"/></text:span><text:span text:style-name="a1250" text:class-names="">some</text:span><text:span text:style-name="a1251" text:class-names=""><text:s text:c="1"/></text:span><text:span text:style-name="a1252" text:class-names="">segment</text:span><text:span text:style-name="a1253" text:class-names=""><text:s text:c="1"/></text:span><text:span text:style-name="a1254" text:class-names="">may</text:span><text:span text:style-name="a1255" text:class-names=""><text:s text:c="1"/></text:span><text:span text:style-name="a1256" text:class-names="">not</text:span><text:span text:style-name="a1257" text:class-names=""><text:s text:c="1"/></text:span><text:span text:style-name="a1258" text:class-names="">be</text:span><text:span text:style-name="a1259" text:class-names=""><text:s text:c="1"/></text:span><text:span text:style-name="a1260" text:class-names="">mapped</text:span><text:span text:style-name="a1261" text:class-names=""><text:s text:c="1"/></text:span><text:span text:style-name="a1262" text:class-names="">into the physical RAM</text:span></text:p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65" text:class-names="">When</text:span><text:span text:style-name="a1266" text:class-names=""><text:s text:c="1"/></text:span><text:span text:style-name="a1267" text:class-names="">not</text:span><text:span text:style-name="a1268" text:class-names=""><text:s text:c="1"/></text:span><text:span text:style-name="a1269" text:class-names="">mapped</text:span><text:span text:style-name="a1270" text:class-names=""><text:s text:c="1"/></text:span><text:span text:style-name="a1271" text:class-names="">they</text:span><text:span text:style-name="a1272" text:class-names=""><text:s text:c="1"/></text:span><text:span text:style-name="a1273" text:class-names="">are</text:span><text:span text:style-name="a1274" text:class-names=""><text:s text:c="1"/></text:span><text:span text:style-name="a1275" text:class-names="">swapped</text:span><text:span text:style-name="a1276" text:class-names=""><text:s text:c="1"/></text:span><text:span text:style-name="a1277" text:class-names="">to</text:span><text:span text:style-name="a1278" text:class-names=""><text:s text:c="1"/></text:span><text:span text:style-name="a1279" text:class-names="">disk (more on this later)</text:span><text:span text:style-name="a128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0" draw:style-name="a1285" draw:master-page-name="Master1-Layout9-cust-Content-and-Image" presentation:presentation-page-layout-name="Master1-PPL9" draw:id="Slide-365">
        <draw:frame draw:id="id126" presentation:style-name="a1289" draw:name="Title 3" svg:x="0.36638in" svg:y="0.28649in" svg:width="9.18898in" svg:height="1.08724in" presentation:class="title" presentation:placeholder="false">
          <draw:text-box>
            <text:p text:style-name="a1288" text:class-names="" text:cond-style-name=""><text:span text:style-name="a1286" text:class-names="">Segmentation</text:span><text:span text:style-name="a1287" text:class-names=""/></text:p>
          </draw:text-box>
          <svg:title/>
          <svg:desc/>
        </draw:frame>
        <draw:custom-shape svg:x="0.28002in" svg:y="1.32455in" svg:width="1in" svg:height="3.50456in" draw:id="id127" draw:style-name="a1292" draw:name="Rectangle: Single Corner Snipped 6">
          <svg:title/>
          <svg:desc/>
          <text:p text:style-name="a1291" text:class-names="" text:cond-style-name=""><text:span text:style-name="a12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3.83364in" svg:y="1.27382in" svg:width="1in" svg:height="3.50456in" draw:id="id128" draw:style-name="a1295" draw:name="Rectangle: Single Corner Snipped 7">
          <svg:title/>
          <svg:desc/>
          <text:p text:style-name="a1294" text:class-names="" text:cond-style-name=""><text:span text:style-name="a12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0.28002in" svg:y="1.32455in" svg:width="1in" svg:height="0.45217in" draw:id="id129" draw:style-name="a1299" draw:name="Rectangle 8">
          <svg:title/>
          <svg:desc/>
          <text:p text:style-name="a1298" text:class-names="" text:cond-style-name=""><text:span text:style-name="a1296" text:class-names="">Stack</text:span><text:span text:style-name="a12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002in" svg:y="4.37693in" svg:width="1in" svg:height="0.45217in" draw:id="id130" draw:style-name="a1303" draw:name="Rectangle 9">
          <svg:title/>
          <svg:desc/>
          <text:p text:style-name="a1302" text:class-names="" text:cond-style-name=""><text:span text:style-name="a1300" text:class-names="">Code</text:span><text:span text:style-name="a13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002in" svg:y="3.67454in" svg:width="1in" svg:height="0.70239in" draw:id="id131" draw:style-name="a1307" draw:name="Rectangle 10">
          <svg:title/>
          <svg:desc/>
          <text:p text:style-name="a1306" text:class-names="" text:cond-style-name=""><text:span text:style-name="a1304" text:class-names="">Static Data</text:span><text:span text:style-name="a13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002in" svg:y="3.28453in" svg:width="1in" svg:height="0.39in" draw:id="id132" draw:style-name="a1311" draw:name="Rectangle 11">
          <svg:title/>
          <svg:desc/>
          <text:p text:style-name="a1310" text:class-names="" text:cond-style-name=""><text:span text:style-name="a1308" text:class-names="">Heap</text:span><text:span text:style-name="a13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3364in" svg:y="1.84794in" svg:width="1in" svg:height="0.45217in" draw:id="id133" draw:style-name="a1315" draw:name="Rectangle 13">
          <svg:title/>
          <svg:desc/>
          <text:p text:style-name="a1314" text:class-names="" text:cond-style-name=""><text:span text:style-name="a1312" text:class-names="">Code</text:span><text:span text:style-name="a1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3364in" svg:y="3.63469in" svg:width="1in" svg:height="0.45217in" draw:id="id134" draw:style-name="a1319" draw:name="Rectangle 14">
          <svg:title/>
          <svg:desc/>
          <text:p text:style-name="a1318" text:class-names="" text:cond-style-name=""><text:span text:style-name="a1316" text:class-names="">Stack</text:span><text:span text:style-name="a1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826in" svg:y="1.32455in" svg:width="0.50435in" svg:height="0.45217in" draw:id="id135" draw:style-name="a1324" draw:name="Rectangle 15">
          <svg:title/>
          <svg:desc/>
          <text:p text:style-name="a1322" text:class-names="" text:cond-style-name=""><text:span text:style-name="a1320" text:class-names="">g</text:span><text:span text:style-name="a1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8985in" svg:y="1.32455in" svg:width="0.56667in" svg:height="0.45217in" draw:id="id136" draw:style-name="a1330" draw:name="Rectangle 16">
          <svg:title/>
          <svg:desc/>
          <text:p text:style-name="a1328" text:class-names="" text:cond-style-name=""><text:span text:style-name="a1325" text:class-names="">h</text:span><text:span text:style-name="a1326" text:class-names="">-g</text:span><text:span text:style-name="a13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6377in" svg:y="1.32455in" svg:width="0.52319in" svg:height="0.45217in" draw:id="id137" draw:style-name="a1335" draw:name="Rectangle 17">
          <svg:title/>
          <svg:desc/>
          <text:p text:style-name="a1333" text:class-names="" text:cond-style-name=""><text:span text:style-name="a1331" text:class-names="">rw</text:span><text:span text:style-name="a13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726in" svg:y="3.18252in" svg:width="0.51883in" svg:height="0.45217in" draw:id="id138" draw:style-name="a1340" draw:name="Rectangle 18">
          <svg:title/>
          <svg:desc/>
          <text:p text:style-name="a1338" text:class-names="" text:cond-style-name=""><text:span text:style-name="a1336" text:class-names="">Inv</text:span><text:span text:style-name="a1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1334in" svg:y="3.18252in" svg:width="0.56667in" svg:height="0.45217in" draw:id="id139" draw:style-name="a1345" draw:name="Rectangle 19">
          <svg:title/>
          <svg:desc/>
          <text:p text:style-name="a1343" text:class-names="" text:cond-style-name=""><text:span text:style-name="a1341" text:class-names="">f-e</text:span><text:span text:style-name="a13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8725in" svg:y="3.18252in" svg:width="0.52319in" svg:height="0.45217in" draw:id="id140" draw:style-name="a1350" draw:name="Rectangle 20">
          <svg:title/>
          <svg:desc/>
          <text:p text:style-name="a1348" text:class-names="" text:cond-style-name=""><text:span text:style-name="a1346" text:class-names="">rw</text:span><text:span text:style-name="a1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826in" svg:y="3.77972in" svg:width="0.53715in" svg:height="0.45217in" draw:id="id141" draw:style-name="a1355" draw:name="Rectangle 21">
          <svg:title/>
          <svg:desc/>
          <text:p text:style-name="a1353" text:class-names="" text:cond-style-name=""><text:span text:style-name="a1351" text:class-names="">Inv</text:span><text:span text:style-name="a13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2265in" svg:y="3.77972in" svg:width="0.56667in" svg:height="0.45217in" draw:id="id142" draw:style-name="a1361" draw:name="Rectangle 22">
          <svg:title/>
          <svg:desc/>
          <text:p text:style-name="a1359" text:class-names="" text:cond-style-name=""><text:span text:style-name="a1356" text:class-names="">d</text:span><text:span text:style-name="a1357" text:class-names="">-c</text:span><text:span text:style-name="a1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9657in" svg:y="3.77972in" svg:width="0.52319in" svg:height="0.45217in" draw:id="id143" draw:style-name="a1366" draw:name="Rectangle 23">
          <svg:title/>
          <svg:desc/>
          <text:p text:style-name="a1364" text:class-names="" text:cond-style-name=""><text:span text:style-name="a1362" text:class-names="">rw</text:span><text:span text:style-name="a1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002in" svg:y="4.37693in" svg:width="0.52608in" svg:height="0.45217in" draw:id="id144" draw:style-name="a1371" draw:name="Rectangle 24">
          <svg:title/>
          <svg:desc/>
          <text:p text:style-name="a1369" text:class-names="" text:cond-style-name=""><text:span text:style-name="a1367" text:class-names="">a</text:span><text:span text:style-name="a1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1334in" svg:y="4.37693in" svg:width="0.56667in" svg:height="0.45217in" draw:id="id145" draw:style-name="a1377" draw:name="Rectangle 25">
          <svg:title/>
          <svg:desc/>
          <text:p text:style-name="a1375" text:class-names="" text:cond-style-name=""><text:span text:style-name="a1372" text:class-names="">b</text:span><text:span text:style-name="a1373" text:class-names="">-a</text:span><text:span text:style-name="a1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8725in" svg:y="4.37693in" svg:width="0.52319in" svg:height="0.45217in" draw:id="id146" draw:style-name="a1382" draw:name="Rectangle 26">
          <svg:title/>
          <svg:desc/>
          <text:p text:style-name="a1380" text:class-names="" text:cond-style-name=""><text:span text:style-name="a1378" text:class-names="">rx</text:span><text:span text:style-name="a1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1386" draw:name="TextBox 27" svg:x="3.50371in" svg:y="4.65625in" svg:width="0.32993in" svg:height="0.40391in">
          <draw:text-box>
            <text:p text:style-name="a1385" text:class-names="" text:cond-style-name=""><text:span text:style-name="a1383" text:class-names="">0</text:span><text:span text:style-name="a1384" text:class-names=""/></text:p>
          </draw:text-box>
          <svg:title/>
          <svg:desc/>
        </draw:frame>
        <draw:frame draw:id="id148" draw:style-name="a1391" draw:name="TextBox 28" svg:x="3.50371in" svg:y="1.07187in" svg:width="0.41758in" svg:height="0.40391in">
          <draw:text-box>
            <text:p text:style-name="a1390" text:class-names="" text:cond-style-name=""><text:span text:style-name="a1387" text:class-names="">H</text:span><text:span text:style-name="a1388" text:class-names="">i</text:span><text:span text:style-name="a1389" text:class-names=""/></text:p>
          </draw:text-box>
          <svg:title/>
          <svg:desc/>
        </draw:frame>
        <draw:frame draw:id="id149" draw:style-name="a1395" draw:name="TextBox 29" svg:x="3.47591in" svg:y="3.88491in" svg:width="0.32993in" svg:height="0.40391in">
          <draw:text-box>
            <text:p text:style-name="a1394" text:class-names="" text:cond-style-name=""><text:span text:style-name="a1392" text:class-names="">g</text:span><text:span text:style-name="a1393" text:class-names=""/></text:p>
          </draw:text-box>
          <svg:title/>
          <svg:desc/>
        </draw:frame>
        <draw:frame draw:id="id150" draw:style-name="a1399" draw:name="TextBox 30" svg:x="3.48258in" svg:y="3.43274in" svg:width="0.33519in" svg:height="0.40391in">
          <draw:text-box>
            <text:p text:style-name="a1398" text:class-names="" text:cond-style-name=""><text:span text:style-name="a1396" text:class-names="">h</text:span><text:span text:style-name="a1397" text:class-names=""/></text:p>
          </draw:text-box>
          <svg:title/>
          <svg:desc/>
        </draw:frame>
        <draw:frame draw:id="id151" draw:style-name="a1403" draw:name="TextBox 31" svg:x="3.43933in" svg:y="2.10099in" svg:width="0.32993in" svg:height="0.40391in">
          <draw:text-box>
            <text:p text:style-name="a1402" text:class-names="" text:cond-style-name=""><text:span text:style-name="a1400" text:class-names="">a</text:span><text:span text:style-name="a1401" text:class-names=""/></text:p>
          </draw:text-box>
          <svg:title/>
          <svg:desc/>
        </draw:frame>
        <draw:frame draw:id="id152" draw:style-name="a1407" draw:name="TextBox 33" svg:x="3.45763in" svg:y="1.64881in" svg:width="0.33519in" svg:height="0.40391in">
          <draw:text-box>
            <text:p text:style-name="a1406" text:class-names="" text:cond-style-name=""><text:span text:style-name="a1404" text:class-names="">b</text:span><text:span text:style-name="a1405" text:class-names=""/></text:p>
          </draw:text-box>
          <svg:title/>
          <svg:desc/>
        </draw:frame>
        <draw:frame draw:id="id153" draw:style-name="a1487" draw:name="Content Placeholder 3" svg:x="5in" svg:y="1.55063in" svg:width="4.53199in" svg:height="3.15885in">
          <draw:text-box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08" text:class-names="">seg</text:span><text:span text:style-name="a1409" text:class-names=""><text:s text:c="1"/></text:span><text:span text:style-name="a1410" text:class-names="">=</text:span><text:span text:style-name="a1411" text:class-names=""><text:s text:c="1"/></text:span><text:span text:style-name="a1412" text:class-names="">find_seg</text:span><text:span text:style-name="a1413" text:class-names="">(</text:span><text:span text:style-name="a1414" text:class-names="">virtual_add</text:span><text:span text:style-name="a1415" text:class-names="">)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18" text:class-names="">if</text:span><text:span text:style-name="a1419" text:class-names=""><text:s text:c="1"/></text:span><text:span text:style-name="a1420" text:class-names="">(offset(</text:span><text:span text:style-name="a1421" text:class-names="">vritual_add</text:span><text:span text:style-name="a1422" text:class-names="">) &gt;<text:s text:c="1"/></text:span><text:span text:style-name="a1423" text:class-names="">seg.bound</text:span><text:span text:style-name="a1424" text:class-names="">)</text:span></text:p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7" text:class-names=""><text:tab/></text:span><text:span text:style-name="a1428" text:class-names="">error()</text:span><text:span text:style-name="a1429" text:class-names=""/></text:p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>else</text:span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35" text:class-names=""><text:tab/></text:span><text:span text:style-name="a1436" text:class-names="">physical_add</text:span><text:span text:style-name="a1437" text:class-names=""><text:s text:c="1"/>= offset(</text:span><text:span text:style-name="a1438" text:class-names="">virtual_add</text:span><text:span text:style-name="a1439" text:class-names="">) +<text:s text:c="1"/></text:span><text:span text:style-name="a1440" text:class-names="">seg.base</text:span><text:span text:style-name="a1441" text:class-names=""/></text:p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/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p text:style-name="a1451" text:class-names="" text:cond-style-name=""><text:span text:style-name="a1447" text:class-names="">Defining<text:s text:c="1"/></text:span><text:span text:style-name="a1448" text:class-names="">find_seg</text:span><text:span text:style-name="a1449" text:class-names=""><text:s text:c="1"/>an offset:</text:span><text:span text:style-name="a1450" text:class-names=""/></text:p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3" text:class-names="">Partition approach</text:span></text:p>
                  </text:list-item>
                </text:list>
              </text:list-item>
            </text:list>
            <text:list text:style-name="a1467">
              <text:list-item>
                <text:list text:style-name="a1467">
                  <text:list-item>
                    <text:list text:style-name="a1467">
                      <text:list-item>
                        <text:p text:style-name="a1466" text:class-names="" text:cond-style-name=""><text:span text:style-name="a1456" text:class-names="">High</text:span><text:span text:style-name="a1457" text:class-names=""><text:s text:c="1"/></text:span><text:span text:style-name="a1458" text:class-names="">order</text:span><text:span text:style-name="a1459" text:class-names=""><text:s text:c="1"/></text:span><text:span text:style-name="a1460" text:class-names="">bits</text:span><text:span text:style-name="a1461" text:class-names=""><text:s text:c="1"/></text:span><text:span text:style-name="a1462" text:class-names="">for</text:span><text:span text:style-name="a1463" text:class-names=""><text:s text:c="1"/></text:span><text:span text:style-name="a1464" text:class-names="">segment</text:span><text:span text:style-name="a1465" text:class-names=""/></text:p>
                      </text:list-item>
                    </text:list>
                  </text:list-item>
                </text:list>
              </text:list-item>
            </text:list>
            <text:list text:style-name="a1470">
              <text:list-item>
                <text:list text:style-name="a1470">
                  <text:list-item>
                    <text:list text:style-name="a1470">
                      <text:list-item>
                        <text:p text:style-name="a1469" text:class-names="" text:cond-style-name=""><text:span text:style-name="a1468" text:class-names="">Low order bits for offset</text:span></text:p>
                      </text:list-item>
                    </text:list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1" text:class-names="">Explicit approach</text:span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list text:style-name="a1483">
                      <text:list-item>
                        <text:p text:style-name="a1482" text:class-names="" text:cond-style-name=""><text:span text:style-name="a1474" text:class-names="">Virtual</text:span><text:span text:style-name="a1475" text:class-names=""><text:s text:c="1"/></text:span><text:span text:style-name="a1476" text:class-names="">address</text:span><text:span text:style-name="a1477" text:class-names=""><text:s text:c="1"/></text:span><text:span text:style-name="a1478" text:class-names="">as</text:span><text:span text:style-name="a1479" text:class-names=""><text:s text:c="1"/></text:span><text:span text:style-name="a1480" text:class-names="">offset</text:span><text:span text:style-name="a1481" text:class-names=""/></text:p>
                      </text:list-item>
                    </text:list>
                  </text:list-item>
                </text:list>
              </text:list-item>
            </text:list>
            <text:list text:style-name="a1486">
              <text:list-item>
                <text:list text:style-name="a1486">
                  <text:list-item>
                    <text:list text:style-name="a1486">
                      <text:list-item>
                        <text:p text:style-name="a1485" text:class-names="" text:cond-style-name=""><text:span text:style-name="a1484" text:class-names="">Instruction needs segment to be explicit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7.99721in" svg:y="3.14348in" svg:width="0.56957in" svg:height="0.2in" draw:id="id154" draw:style-name="a1491" draw:name="Rectangle 37">
          <svg:title/>
          <svg:desc/>
          <text:p text:style-name="a1490" text:class-names="" text:cond-style-name=""><text:span text:style-name="a1488" text:class-names="">seg</text:span><text:span text:style-name="a1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6677in" svg:y="3.14348in" svg:width="0.96522in" svg:height="0.2in" draw:id="id155" draw:style-name="a1495" draw:name="Rectangle 38">
          <svg:title/>
          <svg:desc/>
          <text:p text:style-name="a1494" text:class-names="" text:cond-style-name=""><text:span text:style-name="a1492" text:class-names="">offset</text:span><text:span text:style-name="a1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01">
          <draw:page-thumbnail draw:page-number="7" svg:x="0.75in" svg:y="1.25in" svg:width="6in" svg:height="3.375in" presentation:class="page" draw:id="id156" presentation:style-name="a1496" draw:name="Slide Image Placeholder 1">
            <svg:title/>
            <svg:desc/>
          </draw:page-thumbnail>
          <draw:frame draw:id="id157" presentation:style-name="a149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8" draw:style-name="a1500" draw:name="Slide Number Placeholder 3" svg:x="4.24826in" svg:y="9.49826in" svg:width="3.25in" svg:height="0.50174in">
            <draw:text-box>
              <text:p text:style-name="a1499" text:class-names="" text:cond-style-name=""><text:span text:style-name="a14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1" draw:style-name="a1503" draw:master-page-name="Master1-Layout2-obj-Title-and-Content" presentation:presentation-page-layout-name="Master1-PPL2" draw:id="Slide-366">
        <draw:frame draw:id="id159" presentation:style-name="a1507" draw:name="Title 1" svg:x="0.40551in" svg:y="0.29948in" svg:width="9.18898in" svg:height="1.08724in" presentation:class="title" presentation:placeholder="false">
          <draw:text-box>
            <text:p text:style-name="a1506" text:class-names="" text:cond-style-name=""><text:span text:style-name="a1504" text:class-names="">Segmentation Advantages</text:span><text:span text:style-name="a1505" text:class-names=""/></text:p>
          </draw:text-box>
          <svg:title/>
          <svg:desc/>
        </draw:frame>
        <draw:frame draw:id="id160" presentation:style-name="a1563" draw:name="Content Placeholder 4" svg:x="0.40551in" svg:y="1.4974in" svg:width="9.18898in" svg:height="3.15885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8" text:class-names="">Shared advantage with base + bound</text:span></text:p>
              </text:list-item>
            </text:list>
            <text:list text:style-name="a1516">
              <text:list-item>
                <text:list text:style-name="a1516">
                  <text:list-item>
                    <text:p text:style-name="a1515" text:class-names="" text:cond-style-name=""><text:span text:style-name="a1511" text:class-names="">Small address space metadata (few segments, few information about those</text:span><text:span text:style-name="a1512" text:class-names=""><text:s text:c="1"/></text:span><text:span text:style-name="a1513" text:class-names="">segments)</text:span><text:span text:style-name="a1514" text:class-names=""/></text:p>
                  </text:list-item>
                </text:list>
              </text:list-item>
            </text:list>
            <text:list text:style-name="a1519">
              <text:list-item>
                <text:list text:style-name="a1519">
                  <text:list-item>
                    <text:p text:style-name="a1518" text:class-names="" text:cond-style-name=""><text:span text:style-name="a1517" text:class-names="">Isolation is easy just ensure there is no overlap</text:span></text:p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20" text:class-names="">Can</text:span><text:span text:style-name="a1521" text:class-names=""><text:s text:c="1"/></text:span><text:span text:style-name="a1522" text:class-names="">map</text:span><text:span text:style-name="a1523" text:class-names=""><text:s text:c="1"/></text:span><text:span text:style-name="a1524" text:class-names="">segment</text:span><text:span text:style-name="a1525" text:class-names=""><text:s text:c="1"/></text:span><text:span text:style-name="a1526" text:class-names="">in</text:span><text:span text:style-name="a1527" text:class-names=""><text:s text:c="1"/></text:span><text:span text:style-name="a1528" text:class-names="">any</text:span><text:span text:style-name="a1529" text:class-names=""><text:s text:c="1"/></text:span><text:span text:style-name="a1530" text:class-names="">large enough region of physical RAM</text:span></text:p>
                  </text:list-item>
                </text:list>
              </text:list-item>
            </text:list>
            <text:list text:style-name="a1544">
              <text:list-item>
                <text:p text:style-name="a1543" text:class-names="" text:cond-style-name=""><text:span text:style-name="a1533" text:class-names="">Advantage</text:span><text:span text:style-name="a1534" text:class-names=""><text:s text:c="1"/></text:span><text:span text:style-name="a1535" text:class-names="">over</text:span><text:span text:style-name="a1536" text:class-names=""><text:s text:c="1"/></text:span><text:span text:style-name="a1537" text:class-names="">base</text:span><text:span text:style-name="a1538" text:class-names=""><text:s text:c="1"/></text:span><text:span text:style-name="a1539" text:class-names="">+</text:span><text:span text:style-name="a1540" text:class-names=""><text:s text:c="1"/></text:span><text:span text:style-name="a1541" text:class-names="">bound</text:span><text:span text:style-name="a1542" text:class-names=""/></text:p>
              </text:list-item>
            </text:list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5" text:class-names="">Can share memory at the segment granularity</text:span></text:p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p text:style-name="a1557" text:class-names="" text:cond-style-name=""><text:span text:style-name="a1548" text:class-names="">Waste</text:span><text:span text:style-name="a1549" text:class-names=""><text:s text:c="1"/></text:span><text:span text:style-name="a1550" text:class-names="">less</text:span><text:span text:style-name="a1551" text:class-names=""><text:s text:c="1"/></text:span><text:span text:style-name="a1552" text:class-names="">memory</text:span><text:span text:style-name="a1553" text:class-names=""><text:s text:c="1"/></text:span><text:span text:style-name="a1554" text:class-names="">(</text:span><text:span text:style-name="a1555" text:class-names="">i.e.</text:span><text:span text:style-name="a1556" text:class-names=""><text:s text:c="1"/>hole between heap and stack doesn’t need to be mapped)</text:span></text:p>
                  </text:list-item>
                </text:list>
              </text:list-item>
            </text:list>
            <text:list text:style-name="a1562">
              <text:list-item>
                <text:list text:style-name="a1562">
                  <text:list-item>
                    <text:p text:style-name="a1561" text:class-names="" text:cond-style-name=""><text:span text:style-name="a1559" text:class-names="">Enables segment granularity memory protection</text:span><text:span text:style-name="a156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2" draw:style-name="a1565" draw:master-page-name="Master1-Layout2-obj-Title-and-Content" presentation:presentation-page-layout-name="Master1-PPL2" draw:id="Slide-367">
        <draw:frame draw:id="id161" presentation:style-name="a1569" draw:name="Title 1" svg:x="0.40551in" svg:y="0.29948in" svg:width="9.18898in" svg:height="1.08724in" presentation:class="title" presentation:placeholder="false">
          <draw:text-box>
            <text:p text:style-name="a1568" text:class-names="" text:cond-style-name=""><text:span text:style-name="a1566" text:class-names="">Segmentation Disadvantages</text:span><text:span text:style-name="a1567" text:class-names=""/></text:p>
          </draw:text-box>
          <svg:title/>
          <svg:desc/>
        </draw:frame>
        <draw:frame draw:id="id162" presentation:style-name="a1649" draw:name="Content Placeholder 2" svg:x="0.40551in" svg:y="1.4974in" svg:width="9.18898in" svg:height="3.15885in" presentation:class="outline" presentation:placeholder="false">
          <draw:text-box>
            <text:list text:style-name="a1572">
              <text:list-item>
                <text:p text:style-name="a1571" text:class-names="" text:cond-style-name=""><text:span text:style-name="a1570" text:class-names="">Segment may be large</text:span></text:p>
              </text:list-item>
            </text:list>
            <text:list text:style-name="a1602">
              <text:list-item>
                <text:list text:style-name="a1602">
                  <text:list-item>
                    <text:p text:style-name="a1601" text:class-names="" text:cond-style-name=""><text:span text:style-name="a1573" text:class-names="">Need</text:span><text:span text:style-name="a1574" text:class-names=""><text:s text:c="1"/></text:span><text:span text:style-name="a1575" text:class-names="">to</text:span><text:span text:style-name="a1576" text:class-names=""><text:s text:c="1"/></text:span><text:span text:style-name="a1577" text:class-names="">map</text:span><text:span text:style-name="a1578" text:class-names=""><text:s text:c="1"/></text:span><text:span text:style-name="a1579" text:class-names="">the</text:span><text:span text:style-name="a1580" text:class-names=""><text:s text:c="1"/></text:span><text:span text:style-name="a1581" text:class-names="">whole</text:span><text:span text:style-name="a1582" text:class-names=""><text:s text:c="1"/></text:span><text:span text:style-name="a1583" text:class-names="">segment</text:span><text:span text:style-name="a1584" text:class-names=""><text:s text:c="1"/></text:span><text:span text:style-name="a1585" text:class-names="">into</text:span><text:span text:style-name="a1586" text:class-names=""><text:s text:c="1"/></text:span><text:span text:style-name="a1587" text:class-names="">memory</text:span><text:span text:style-name="a1588" text:class-names=""><text:s text:c="1"/></text:span><text:span text:style-name="a1589" text:class-names="">even</text:span><text:span text:style-name="a1590" text:class-names=""><text:s text:c="1"/></text:span><text:span text:style-name="a1591" text:class-names="">to</text:span><text:span text:style-name="a1592" text:class-names=""><text:s text:c="1"/></text:span><text:span text:style-name="a1593" text:class-names="">access</text:span><text:span text:style-name="a1594" text:class-names=""><text:s text:c="1"/></text:span><text:span text:style-name="a1595" text:class-names="">a</text:span><text:span text:style-name="a1596" text:class-names=""><text:s text:c="1"/></text:span><text:span text:style-name="a1597" text:class-names="">single</text:span><text:span text:style-name="a1598" text:class-names=""><text:s text:c="1"/></text:span><text:span text:style-name="a1599" text:class-names="">byte</text:span><text:span text:style-name="a1600" text:class-names=""/></text:p>
                  </text:list-item>
                </text:list>
              </text:list-item>
            </text:list>
            <text:list text:style-name="a1626">
              <text:list-item>
                <text:list text:style-name="a1626">
                  <text:list-item>
                    <text:p text:style-name="a1625" text:class-names="" text:cond-style-name=""><text:span text:style-name="a1603" text:class-names="">Cannot</text:span><text:span text:style-name="a1604" text:class-names=""><text:s text:c="1"/></text:span><text:span text:style-name="a1605" text:class-names="">map</text:span><text:span text:style-name="a1606" text:class-names=""><text:s text:c="1"/></text:span><text:span text:style-name="a1607" text:class-names="">only</text:span><text:span text:style-name="a1608" text:class-names=""><text:s text:c="1"/></text:span><text:span text:style-name="a1609" text:class-names="">the</text:span><text:span text:style-name="a1610" text:class-names=""><text:s text:c="1"/></text:span><text:span text:style-name="a1611" text:class-names="">part</text:span><text:span text:style-name="a1612" text:class-names=""><text:s text:c="1"/></text:span><text:span text:style-name="a1613" text:class-names="">of</text:span><text:span text:style-name="a1614" text:class-names=""><text:s text:c="1"/></text:span><text:span text:style-name="a1615" text:class-names="">the</text:span><text:span text:style-name="a1616" text:class-names=""><text:s text:c="1"/></text:span><text:span text:style-name="a1617" text:class-names="">segment</text:span><text:span text:style-name="a1618" text:class-names=""><text:s text:c="1"/></text:span><text:span text:style-name="a1619" text:class-names="">that</text:span><text:span text:style-name="a1620" text:class-names=""><text:s text:c="1"/></text:span><text:span text:style-name="a1621" text:class-names="">is</text:span><text:span text:style-name="a1622" text:class-names=""><text:s text:c="1"/></text:span><text:span text:style-name="a1623" text:class-names="">utilized</text:span><text:span text:style-name="a1624" text:class-names=""/></text:p>
                  </text:list-item>
                </text:list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Need to find free physical memory large enough to accommodate a segment</text:span></text:p>
              </text:list-item>
            </text:list>
            <text:list text:style-name="a1636">
              <text:list-item>
                <text:list text:style-name="a1636">
                  <text:list-item>
                    <text:p text:style-name="a1635" text:class-names="" text:cond-style-name=""><text:span text:style-name="a1630" text:class-names="">Several</text:span><text:span text:style-name="a1631" text:class-names=""><text:s text:c="1"/></text:span><text:span text:style-name="a1632" text:class-names="">algorithm can be used<text:s text:c="1"/></text:span><text:span text:style-name="a1633" text:class-names="">first fit, worst fit, best fit<text:s text:c="1"/></text:span><text:span text:style-name="a1634" text:class-names="">(see exercises)</text:span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37" text:class-names="">All</text:span><text:span text:style-name="a1638" text:class-names=""><text:s text:c="1"/></text:span><text:span text:style-name="a1639" text:class-names="">have</text:span><text:span text:style-name="a1640" text:class-names=""><text:s text:c="1"/></text:span><text:span text:style-name="a1641" text:class-names="">trades-off</text:span><text:span text:style-name="a1642" text:class-names=""/></text:p>
                  </text:list-item>
                </text:list>
              </text:list-item>
            </text:list>
            <text:list text:style-name="a1648">
              <text:list-item>
                <text:p text:style-name="a1647" text:class-names="" text:cond-style-name=""><text:span text:style-name="a1645" text:class-names="">Explicit segment management is not very elegant (better with partitioned address)</text:span><text:span text:style-name="a1646" text:class-names=""/></text:p>
              </text:list-item>
            </text:list>
          </draw:text-box>
          <svg:title/>
          <svg:desc/>
        </draw:frame>
      </draw:page>
      <draw:page draw:name="Slide104" draw:style-name="a1651" draw:master-page-name="Master1-Layout5-cust-Title-Slide-Colour-and-Image" presentation:presentation-page-layout-name="Master1-PPL5" draw:id="Slide-359">
        <draw:frame draw:id="id163" presentation:style-name="a1655" draw:name="Title 6" svg:x="0.40551in" svg:y="1.74803in" svg:width="5.75197in" svg:height="1.20472in" presentation:class="title" presentation:placeholder="false">
          <draw:text-box>
            <text:p text:style-name="a1654" text:class-names="" text:cond-style-name=""><text:span text:style-name="a1652" text:class-names="">Thank you</text:span><text:span text:style-name="a165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76" draw:style="linear" draw:angle="0" draw:start-color="#d2d2d2" draw:end-color="#c8c8c8" draw:start-intensity="100%" draw:end-intensity="100%"/>
    <draw:gradient draw:name="a1323" draw:style="linear" draw:angle="0" draw:start-color="#d2d2d2" draw:end-color="#c8c8c8" draw:start-intensity="100%" draw:end-intensity="100%"/>
    <draw:gradient draw:name="a1334" draw:style="linear" draw:angle="0" draw:start-color="#d2d2d2" draw:end-color="#c8c8c8" draw:start-intensity="100%" draw:end-intensity="100%"/>
    <draw:gradient draw:name="a1329" draw:style="linear" draw:angle="0" draw:start-color="#d2d2d2" draw:end-color="#c8c8c8" draw:start-intensity="100%" draw:end-intensity="100%"/>
    <draw:gradient draw:name="a1344" draw:style="linear" draw:angle="0" draw:start-color="#d2d2d2" draw:end-color="#c8c8c8" draw:start-intensity="100%" draw:end-intensity="100%"/>
    <draw:gradient draw:name="a1339" draw:style="linear" draw:angle="0" draw:start-color="#d2d2d2" draw:end-color="#c8c8c8" draw:start-intensity="100%" draw:end-intensity="100%"/>
    <draw:gradient draw:name="a953" draw:style="linear" draw:angle="0" draw:start-color="#f7bda4" draw:end-color="#f5b195" draw:start-intensity="100%" draw:end-intensity="100%"/>
    <draw:gradient draw:name="a1354" draw:style="linear" draw:angle="0" draw:start-color="#d2d2d2" draw:end-color="#c8c8c8" draw:start-intensity="100%" draw:end-intensity="100%"/>
    <draw:gradient draw:name="a1360" draw:style="linear" draw:angle="0" draw:start-color="#d2d2d2" draw:end-color="#c8c8c8" draw:start-intensity="100%" draw:end-intensity="100%"/>
    <draw:gradient draw:name="a1349" draw:style="linear" draw:angle="0" draw:start-color="#d2d2d2" draw:end-color="#c8c8c8" draw:start-intensity="100%" draw:end-intensity="100%"/>
    <draw:gradient draw:name="a959" draw:style="linear" draw:angle="0" draw:start-color="#a8b7df" draw:end-color="#9aabd9" draw:start-intensity="100%" draw:end-intensity="100%"/>
    <draw:gradient draw:name="a1370" draw:style="linear" draw:angle="0" draw:start-color="#d2d2d2" draw:end-color="#c8c8c8" draw:start-intensity="100%" draw:end-intensity="100%"/>
    <draw:gradient draw:name="a1365" draw:style="linear" draw:angle="0" draw:start-color="#d2d2d2" draw:end-color="#c8c8c8" draw:start-intensity="100%" draw:end-intensity="100%"/>
    <draw:gradient draw:name="a1381" draw:style="linear" draw:angle="0" draw:start-color="#d2d2d2" draw:end-color="#c8c8c8" draw:start-intensity="100%" draw:end-intensity="100%"/>
    <draw:fill-image draw:name="a989" xlink:href="media/image1.jpeg" xlink:show="embed" xlink:actuate="onLoad"/>
    <draw:fill-image draw:name="a1284" xlink:href="media/image1.jpeg" xlink:show="embed" xlink:actuate="onLoad"/>
    <draw:fill-image draw:name="a670" xlink:href="media/image1.jpeg" xlink:show="embed" xlink:actuate="onLoad"/>
    <draw:fill-image draw:name="a63" xlink:href="media/image2.jpeg" xlink:show="embed" xlink:actuate="onLoad"/>
    <draw:fill-image draw:name="a182" xlink:href="media/image3.jpeg" xlink:show="embed" xlink:actuate="onLoad"/>
    <draw:fill-image draw:name="a292" xlink:href="media/image3.jpeg" xlink:show="embed" xlink:actuate="onLoad"/>
    <draw:fill-image draw:name="a1117" xlink:href="media/image1.jpeg" xlink:show="embed" xlink:actuate="onLoad"/>
    <draw:fill-image draw:name="a1194" xlink:href="media/image1.jpeg" xlink:show="embed" xlink:actuate="onLoad"/>
    <draw:fill-image draw:name="a1564" xlink:href="media/image1.jpeg" xlink:show="embed" xlink:actuate="onLoad"/>
    <draw:fill-image draw:name="a721" xlink:href="media/image1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4.jpeg" xlink:show="embed" xlink:actuate="onLoad"/>
    <draw:fill-image draw:name="a288" xlink:href="media/image5.jpeg" xlink:show="embed" xlink:actuate="onLoad"/>
    <draw:fill-image draw:name="a871" xlink:href="media/image5.jpeg" xlink:show="embed" xlink:actuate="onLoad"/>
    <draw:fill-image draw:name="a233" xlink:href="media/image4.jpeg" xlink:show="embed" xlink:actuate="onLoad"/>
    <draw:fill-image draw:name="a466" xlink:href="media/image1.jpeg" xlink:show="embed" xlink:actuate="onLoad"/>
    <draw:fill-image draw:name="a398" xlink:href="media/image1.jpeg" xlink:show="embed" xlink:actuate="onLoad"/>
    <draw:fill-image draw:name="a768" xlink:href="media/image1.jpeg" xlink:show="embed" xlink:actuate="onLoad"/>
    <draw:fill-image draw:name="a1502" xlink:href="media/image1.jpeg" xlink:show="embed" xlink:actuate="onLoad"/>
    <draw:fill-image draw:name="a343" xlink:href="media/image5.jpeg" xlink:show="embed" xlink:actuate="onLoad"/>
    <draw:fill-image draw:name="a877" xlink:href="media/image1.jpeg" xlink:show="embed" xlink:actuate="onLoad"/>
    <draw:fill-image draw:name="a114" xlink:href="media/image1.jpeg" xlink:show="embed" xlink:actuate="onLoad"/>
    <draw:fill-image draw:name="a860" xlink:href="media/image2.jpeg" xlink:show="embed" xlink:actuate="onLoad"/>
    <draw:fill-image draw:name="a1650" xlink:href="media/image5.jpeg" xlink:show="embed" xlink:actuate="onLoad"/>
    <draw:marker draw:name="a955" svg:viewBox="0 0 20 30" svg:d="m10 0-10 30h20z"/>
    <draw:marker draw:name="a961" svg:viewBox="0 0 20 30" svg:d="m10 0-10 30h20z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3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3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3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3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3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3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3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3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3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3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3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3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3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3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3T09:15:28Z</dc:date>
    <meta:template xlink:href="password1" xlink:type="simple"/>
    <meta:editing-cycles>34</meta:editing-cycles>
    <meta:editing-duration>PT51330S</meta:editing-duration>
    <meta:document-statistic meta:paragraph-count="120" meta:word-count="609"/>
  </office:meta>
</office:document-meta>
</file>